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1">Configuring Linux for TCP/IP Networking</text:p>
      <text:p text:style-name="P1"/>
      <text:p text:style-name="P1"/>
      <text:p text:style-name="P2">Objectives</text:p>
      <text:list xml:id="list1243468707" text:style-name="L1">
        <text:list-item>
          <text:p text:style-name="P4">Configure a Linux PC for TCP/IP Networking</text:p>
        </text:list-item>
        <text:list-item>
          <text:p text:style-name="P4">Gather network related information of a Linux PC</text:p>
        </text:list-item>
        <text:list-item>
          <text:p text:style-name="P4">Compare network information of one Linux PC with another on the same network </text:p>
        </text:list-item>
        <text:list-item>
          <text:p text:style-name="P4">Learn to use Linux networking commands</text:p>
        </text:list-item>
        <text:list-item>
          <text:p text:style-name="P4">Observe name resolution occurrences using DNS</text:p>
        </text:list-item>
      </text:list>
      <text:p text:style-name="P2"/>
      <text:p text:style-name="P2">Prerequisites</text:p>
      <text:list xml:id="list813631727" text:style-name="L2">
        <text:list-item>
          <text:p text:style-name="P5">A Linux PC connected to an Ethernet LAN</text:p>
        </text:list-item>
        <text:list-item>
          <text:p text:style-name="P5">Internet connection (via a router/gateway)</text:p>
        </text:list-item>
        <text:list-item>
          <text:p text:style-name="P5">Basic Linux skills (command line, text editing, man)</text:p>
        </text:list-item>
      </text:list>
      <text:p text:style-name="P2"/>
      <text:p text:style-name="P2">Discussion (<text:span text:style-name="T1">delivered by instructor)</text:span></text:p>
      <text:list xml:id="list1769866339" text:style-name="L3">
        <text:list-item>
          <text:p text:style-name="P6">Ethernet LAN</text:p>
        </text:list-item>
        <text:list-item>
          <text:p text:style-name="P6">Introduction to TCP/IP</text:p>
        </text:list-item>
        <text:list-item>
          <text:p text:style-name="P6">IP Addressing and Gateways</text:p>
        </text:list-item>
        <text:list-item>
          <text:p text:style-name="P6">Internet Services (name resolution, dynamic host configuration)</text:p>
        </text:list-item>
        <text:list-item>
          <text:p text:style-name="P6">Linux and TCP/IP</text:p>
        </text:list-item>
      </text:list>
      <text:p text:style-name="P2"/>
      <text:p text:style-name="P2">Activities</text:p>
      <text:list xml:id="list899148396" text:style-name="L4">
        <text:list-item>
          <text:p text:style-name="P3">Check system information</text:p>
        </text:list-item>
        <text:list-item>
          <text:p text:style-name="P3">Check what brand and model of NIC attached to your computer was detected by Linux</text:p>
        </text:list-item>
        <text:list-item>
          <text:p text:style-name="P3">Check for available drivers for your NIC</text:p>
        </text:list-item>
        <text:list-item>
          <text:p text:style-name="P3">Load the appropriate driver</text:p>
        </text:list-item>
        <text:list-item>
          <text:p text:style-name="P3">View loaded kernel modules</text:p>
        </text:list-item>
        <text:list-item>
          <text:p text:style-name="P7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06T15:00:14</meta:creation-date>
    <dc:date>2009-07-06T15:17:29</dc:date>
    <dc:creator>Joseph Anthony C Hermocilla</dc:creator>
    <meta:editing-duration>PT00H17M17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24" meta:word-count="145" meta:character-count="874"/>
  </office:meta>
</office:document-meta>
</file>